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left" draw:textarea-vertical-align="top" draw:auto-grow-height="false" fo:min-height="11.003cm" fo:min-width="6.054cm" fo:padding-top="0.15cm" fo:padding-bottom="0.15cm" fo:padding-left="0.275cm" fo:padding-right="0.275cm" draw:shadow="visible" draw:shadow-offset-x="0.152cm" draw:shadow-offset-y="0.152cm" draw:shadow-color="#cccccc"/>
    </style:style>
    <style:style style:name="gr2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4.58cm"/>
    </style:style>
    <style:style style:name="gr3" style:family="graphic" style:parent-style-name="standard">
      <style:graphic-properties svg:stroke-color="#000000" draw:fill-color="#ffffff" draw:textarea-horizontal-align="center" draw:textarea-vertical-align="middle" draw:auto-grow-height="false" fo:min-height="5.211cm" fo:min-width="4.58cm"/>
    </style:style>
    <style:style style:name="gr4" style:family="graphic" style:parent-style-name="objectwithoutfill">
      <style:graphic-properties svg:stroke-width="0.102cm" draw:marker-start="Arrow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style:font-name="CMU Serif"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style:font-name="CMU Serif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CMU Serif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CMU Serif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04cm" svg:height="11.303cm" svg:x="0.254cm" svg:y="0.254cm">
          <text:p text:style-name="P1"><text:span text:style-name="T1">Non-Branching Te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5.08cm" svg:height="1.27cm" svg:x="1.016cm" svg:y="1.524cm">
          <text:p text:style-name="P3"><text:span text:style-name="T2">Init Scratchpad (LDI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5.08cm" svg:height="5.461cm" svg:x="1.016cm" svg:y="2.794cm">
          <text:p text:style-name="P3"><text:span text:style-name="T2">Random</text:span></text:p>
          <text:p text:style-name="P3"><text:span text:style-name="T2">Non-Branching</text:span></text:p>
          <text:p text:style-name="P3"><text:span text:style-name="T2">Instructio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5.08cm" svg:height="1.27cm" svg:x="1.016cm" svg:y="8.255cm">
          <text:p text:style-name="P3"><text:span text:style-name="T2">Flush Pipeline (NOP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5.08cm" svg:height="1.27cm" svg:x="1.016cm" svg:y="9.525cm">
          <text:p text:style-name="P3"><text:span text:style-name="T2">Stop Program (STOP)</text:span></text:p>
          <draw:enhanced-geometry svg:viewBox="0 0 21600 21600" draw:mirror-horizontal="true" draw:type="rectangle" draw:enhanced-path="M 0 0 L 21600 0 21600 21600 0 21600 0 0 Z N"/>
        </draw:custom-shape>
        <draw:line draw:style-name="gr4" draw:text-style-name="P7" draw:layer="layout" svg:x1="6.096cm" svg:y1="1.524cm" svg:x2="9.906cm" svg:y2="1.524cm">
          <text:p text:style-name="P5"><text:span text:style-name="T2">Start Address</text:span></text:p>
          <text:p text:style-name="P6"><text:span text:style-name="T2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12.0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7:41:10.034374080</meta:creation-date>
    <dc:date>2017-07-12T17:53:01.636108755</dc:date>
    <meta:editing-duration>PT11M50S</meta:editing-duration>
    <meta:editing-cycles>2</meta:editing-cycles>
    <meta:generator>LibreOffice/5.0.6.2$Linux_X86_64 LibreOffice_project/00$Build-2</meta:generator>
    <meta:document-statistic meta:object-count="6"/>
  </office:meta>
</office:document-meta>
</file>